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7558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72" calcext:value-type="float">
            <text:p>36.72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94 kWh</text:p>
          </table:table-cell>
          <table:table-cell office:value-type="float" office:value="457.17" calcext:value-type="float">
            <text:p>457.17</text:p>
          </table:table-cell>
          <table:table-cell office:value-type="string" calcext:value-type="string">
            <text:p>16-01-2018</text:p>
          </table:table-cell>
          <table:table-cell office:value-type="string" calcext:value-type="string">
            <text:p>13-02-2018</text:p>
          </table:table-cell>
          <table:table-cell office:value-type="float" office:value="79.38" calcext:value-type="float">
            <text:p>79.38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T-1</text:p>
          </table:table-cell>
          <table:table-cell office:value-type="float" office:value="608.59" calcext:value-type="float">
            <text:p>608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42.62" calcext:value-type="float">
            <text:p>142.62</text:p>
          </table:table-cell>
          <table:table-cell office:value-type="string" calcext:value-type="string">
            <text:p>153 kWh</text:p>
          </table:table-cell>
          <table:table-cell office:value-type="float" office:value="1157.17" calcext:value-type="float">
            <text:p>1157.17</text:p>
          </table:table-cell>
          <table:table-cell office:value-type="string" calcext:value-type="string">
            <text:p>17-12-2017</text:p>
          </table:table-cell>
          <table:table-cell office:value-type="string" calcext:value-type="string">
            <text:p>16-01-2018</text:p>
          </table:table-cell>
          <table:table-cell office:value-type="float" office:value="213.25" calcext:value-type="float">
            <text:p>213.25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T-1</text:p>
          </table:table-cell>
          <table:table-cell office:value-type="float" office:value="1634.92" calcext:value-type="float">
            <text:p>1634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/>
          <table:table-cell office:value-type="float" office:value="142.03" calcext:value-type="float">
            <text:p>142.03</text:p>
          </table:table-cell>
          <table:table-cell office:value-type="string" calcext:value-type="string">
            <text:p>357 kWh</text:p>
          </table:table-cell>
          <table:table-cell office:value-type="float" office:value="2688.94" calcext:value-type="float">
            <text:p>2688.94</text:p>
          </table:table-cell>
          <table:table-cell office:value-type="string" calcext:value-type="string">
            <text:p>15-11-2017</text:p>
          </table:table-cell>
          <table:table-cell office:value-type="string" calcext:value-type="string">
            <text:p>17-12-2017</text:p>
          </table:table-cell>
          <table:table-cell office:value-type="float" office:value="445.16" calcext:value-type="float">
            <text:p>445.16</text:p>
          </table:table-cell>
          <table:table-cell office:value-type="float" office:value="29.38" calcext:value-type="float">
            <text:p>29.38</text:p>
          </table:table-cell>
          <table:table-cell office:value-type="string" calcext:value-type="string">
            <text:p>T-1</text:p>
          </table:table-cell>
          <table:table-cell office:value-type="float" office:value="3412.86" calcext:value-type="float">
            <text:p>3412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2.98" calcext:value-type="float">
            <text:p>2.98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347 kWh</text:p>
          </table:table-cell>
          <table:table-cell office:value-type="float" office:value="2602.65" calcext:value-type="float">
            <text:p>2602.65</text:p>
          </table:table-cell>
          <table:table-cell office:value-type="string" calcext:value-type="string">
            <text:p>16-10-2017</text:p>
          </table:table-cell>
          <table:table-cell office:value-type="string" calcext:value-type="string">
            <text:p>15-11-2017</text:p>
          </table:table-cell>
          <table:table-cell office:value-type="float" office:value="431.93" calcext:value-type="float">
            <text:p>431.93</text:p>
          </table:table-cell>
          <table:table-cell office:value-type="float" office:value="28.51" calcext:value-type="float">
            <text:p>28.51</text:p>
          </table:table-cell>
          <table:table-cell office:value-type="string" calcext:value-type="string">
            <text:p>T-1</text:p>
          </table:table-cell>
          <table:table-cell office:value-type="float" office:value="3314.42" calcext:value-type="float">
            <text:p>3314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/>
          <table:table-cell office:value-type="float" office:value="140.87" calcext:value-type="float">
            <text:p>140.87</text:p>
          </table:table-cell>
          <table:table-cell office:value-type="string" calcext:value-type="string">
            <text:p>336 kWh</text:p>
          </table:table-cell>
          <table:table-cell office:value-type="float" office:value="2510.24" calcext:value-type="float">
            <text:p>2510.24</text:p>
          </table:table-cell>
          <table:table-cell office:value-type="string" calcext:value-type="string">
            <text:p>16-09-2017</text:p>
          </table:table-cell>
          <table:table-cell office:value-type="string" calcext:value-type="string">
            <text:p>16-10-2017</text:p>
          </table:table-cell>
          <table:table-cell office:value-type="float" office:value="417.78" calcext:value-type="float">
            <text:p>417.78</text:p>
          </table:table-cell>
          <table:table-cell office:value-type="float" office:value="27.58" calcext:value-type="float">
            <text:p>27.58</text:p>
          </table:table-cell>
          <table:table-cell office:value-type="string" calcext:value-type="string">
            <text:p>T-1</text:p>
          </table:table-cell>
          <table:table-cell office:value-type="float" office:value="3202.95" calcext:value-type="float">
            <text:p>3202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string" calcext:value-type="string">
            <text:p>347 kWh</text:p>
          </table:table-cell>
          <table:table-cell office:value-type="float" office:value="2581.7" calcext:value-type="float">
            <text:p>2581.7</text:p>
          </table:table-cell>
          <table:table-cell office:value-type="string" calcext:value-type="string">
            <text:p>16-08-2017</text:p>
          </table:table-cell>
          <table:table-cell office:value-type="string" calcext:value-type="string">
            <text:p>16-09-2017</text:p>
          </table:table-cell>
          <table:table-cell office:value-type="float" office:value="428.45" calcext:value-type="float">
            <text:p>428.45</text:p>
          </table:table-cell>
          <table:table-cell office:value-type="float" office:value="28.28" calcext:value-type="float">
            <text:p>28.28</text:p>
          </table:table-cell>
          <table:table-cell office:value-type="string" calcext:value-type="string">
            <text:p>T-1</text:p>
          </table:table-cell>
          <table:table-cell office:value-type="float" office:value="3284.76" calcext:value-type="float">
            <text:p>3284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/>
          <table:table-cell office:value-type="float" office:value="139.73" calcext:value-type="float">
            <text:p>139.73</text:p>
          </table:table-cell>
          <table:table-cell office:value-type="string" calcext:value-type="string">
            <text:p>370 kWh</text:p>
          </table:table-cell>
          <table:table-cell office:value-type="float" office:value="2741.43" calcext:value-type="float">
            <text:p>2741.43</text:p>
          </table:table-cell>
          <table:table-cell office:value-type="string" calcext:value-type="string">
            <text:p>15-07-2017</text:p>
          </table:table-cell>
          <table:table-cell office:value-type="string" calcext:value-type="string">
            <text:p>16-08-2017</text:p>
          </table:table-cell>
          <table:table-cell office:value-type="float" office:value="452.5" calcext:value-type="float">
            <text:p>452.5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T-1</text:p>
          </table:table-cell>
          <table:table-cell office:value-type="float" office:value="3469.15" calcext:value-type="float">
            <text:p>346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352 kWh</text:p>
          </table:table-cell>
          <table:table-cell office:value-type="float" office:value="2597.19" calcext:value-type="float">
            <text:p>2597.19</text:p>
          </table:table-cell>
          <table:table-cell office:value-type="string" calcext:value-type="string">
            <text:p>15-06-2017</text:p>
          </table:table-cell>
          <table:table-cell office:value-type="string" calcext:value-type="string">
            <text:p>15-07-2017</text:p>
          </table:table-cell>
          <table:table-cell office:value-type="float" office:value="430.49" calcext:value-type="float">
            <text:p>430.49</text:p>
          </table:table-cell>
          <table:table-cell office:value-type="float" office:value="28.42" calcext:value-type="float">
            <text:p>28.42</text:p>
          </table:table-cell>
          <table:table-cell office:value-type="string" calcext:value-type="string">
            <text:p>T-1</text:p>
          </table:table-cell>
          <table:table-cell office:value-type="float" office:value="3300.43" calcext:value-type="float">
            <text:p>3300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362 kWh</text:p>
          </table:table-cell>
          <table:table-cell office:value-type="float" office:value="2629.45" calcext:value-type="float">
            <text:p>2629.45</text:p>
          </table:table-cell>
          <table:table-cell office:value-type="string" calcext:value-type="string">
            <text:p>16-05-2017</text:p>
          </table:table-cell>
          <table:table-cell office:value-type="string" calcext:value-type="string">
            <text:p>15-06-2017</text:p>
          </table:table-cell>
          <table:table-cell office:value-type="float" office:value="435.23" calcext:value-type="float">
            <text:p>435.23</text:p>
          </table:table-cell>
          <table:table-cell office:value-type="float" office:value="28.73" calcext:value-type="float">
            <text:p>28.73</text:p>
          </table:table-cell>
          <table:table-cell office:value-type="string" calcext:value-type="string">
            <text:p>T-1</text:p>
          </table:table-cell>
          <table:table-cell office:value-type="float" office:value="3336.73" calcext:value-type="float">
            <text:p>3336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.53" calcext:value-type="float">
            <text:p>1.53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368 kWh</text:p>
          </table:table-cell>
          <table:table-cell office:value-type="float" office:value="2635.23" calcext:value-type="float">
            <text:p>2635.23</text:p>
          </table:table-cell>
          <table:table-cell office:value-type="string" calcext:value-type="string">
            <text:p>16-04-2017</text:p>
          </table:table-cell>
          <table:table-cell office:value-type="string" calcext:value-type="string">
            <text:p>16-05-2017</text:p>
          </table:table-cell>
          <table:table-cell office:value-type="float" office:value="436.23" calcext:value-type="float">
            <text:p>436.23</text:p>
          </table:table-cell>
          <table:table-cell office:value-type="float" office:value="28.79" calcext:value-type="float">
            <text:p>28.79</text:p>
          </table:table-cell>
          <table:table-cell office:value-type="string" calcext:value-type="string">
            <text:p>T-1</text:p>
          </table:table-cell>
          <table:table-cell office:value-type="float" office:value="3345.98" calcext:value-type="float">
            <text:p>3345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363 kWh</text:p>
          </table:table-cell>
          <table:table-cell office:value-type="float" office:value="2588.68" calcext:value-type="float">
            <text:p>2588.68</text:p>
          </table:table-cell>
          <table:table-cell office:value-type="string" calcext:value-type="string">
            <text:p>16-03-2017</text:p>
          </table:table-cell>
          <table:table-cell office:value-type="string" calcext:value-type="string">
            <text:p>16-04-2017</text:p>
          </table:table-cell>
          <table:table-cell office:value-type="float" office:value="429.03" calcext:value-type="float">
            <text:p>429.03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T-1</text:p>
          </table:table-cell>
          <table:table-cell office:value-type="float" office:value="3289.22" calcext:value-type="float">
            <text:p>3289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358 kWh</text:p>
          </table:table-cell>
          <table:table-cell office:value-type="float" office:value="2542.63" calcext:value-type="float">
            <text:p>2542.63</text:p>
          </table:table-cell>
          <table:table-cell office:value-type="string" calcext:value-type="string">
            <text:p>13-02-2017</text:p>
          </table:table-cell>
          <table:table-cell office:value-type="string" calcext:value-type="string">
            <text:p>16-03-2017</text:p>
          </table:table-cell>
          <table:table-cell office:value-type="float" office:value="421.91" calcext:value-type="float">
            <text:p>421.91</text:p>
          </table:table-cell>
          <table:table-cell office:value-type="float" office:value="27.85" calcext:value-type="float">
            <text:p>27.85</text:p>
          </table:table-cell>
          <table:table-cell office:value-type="string" calcext:value-type="string">
            <text:p>T-1</text:p>
          </table:table-cell>
          <table:table-cell office:value-type="float" office:value="3234.61" calcext:value-type="float">
            <text:p>3234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30:39.967000000</meta:creation-date>
    <dc:date>2018-03-26T13:34:11.716000000</dc:date>
    <meta:editing-duration>PT3M32S</meta:editing-duration>
    <meta:editing-cycles>1</meta:editing-cycles>
    <meta:document-statistic meta:table-count="1" meta:cell-count="145" meta:object-count="0"/>
    <meta:generator>LibreOffice/5.3.4.2$Windows_x86 LibreOffice_project/f82d347ccc0be322489bf7da61d7e4ad13fe2ff3</meta:generator>
  </office:meta>
</office:document-meta>
</file>